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14 février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>9h00</text:p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</text:p>
            <text:p text:style-name="P5">- activité coop : 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14">Lecture</text:p>
            <text:p text:style-name="P13">lecture des révisions</text:p>
            <text:p text:style-name="P13"/>
            <text:p text:style-name="P15">Exercices fichier</text:p>
            <text:p text:style-name="P16">les pages précédentes puis les deux pages suivantes. En collectif</text:p>
            <text:p text:style-name="P16"/>
            <text:p text:style-name="P16"><text:span text:style-name="T1">Eval</text:span> : je connais les mots outils</text:p>
            <text:p text:style-name="P16"/>
          </table:table-cell>
          <table:table-cell table:style-name="Tableau1.B3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1">Lecture fluence</text:p>
                  <text:p text:style-name="P10">texte 3 avec Martine. Les élèves passent chacun leur tour</text:p>
                </table:table-cell>
                <table:table-cell table:style-name="Tableau2.B1" office:value-type="string">
                  <text:p text:style-name="P11">EDL</text:p>
                  <text:p text:style-name="P10">fiche exercices : manipuler le groupe sujet</text:p>
                </table:table-cell>
              </table:table-row>
            </table:table>
            <text:p text:style-name="P11">Eval : <text:span text:style-name="T2">je raconte le Joueur de flûte de Hamelin</text:span></text:p>
          </table:table-cell>
          <table:covered-table-cell/>
        </table:table-row>
        <table:table-row>
          <table:covered-table-cell/>
          <table:covered-table-cell/>
          <table:table-cell table:style-name="Tableau1.B3" table:number-columns-spanned="2" office:value-type="string">
            <text:p text:style-name="P11">Dictée Négociée</text:p>
            <text:p text:style-name="P9">gpe 1:Lucas, Roxane, Léa</text:p>
            <text:p text:style-name="P9">gpe 2 : Agathe, Melyna, Camille</text:p>
            <text:p text:style-name="P9">Ecoute de la dictée au casque</text:p>
            <text:p text:style-name="P9">Ecrire la dictée sur son ardoise</text:p>
            <text:p text:style-name="P9">Comparer trois par trois son travail </text:p>
            <text:p text:style-name="P10">Se mettre d'accord sur l'écriture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7" table:number-columns-spanned="3" office:value-type="string">
            <text:p text:style-name="P13">Ranger fiches dans les cahiers et les classeurs.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B7" table:number-columns-spanned="3" office:value-type="string">
            <text:p text:style-name="Standard">Calcul mental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9" table:number-columns-spanned="3" office:value-type="string">
            <text:p text:style-name="P8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B7" table:number-columns-spanned="3" office:value-type="string">
            <text:p text:style-name="P6">Anglais : ranger traces écrites, écouter chant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B7" table:number-columns-spanned="3" office:value-type="string">
            <text:p text:style-name="P6">Sciences : trace écrite Aurore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1">14h30</text:p>
          </table:table-cell>
          <table:table-cell table:style-name="Tableau1.B9" table:number-columns-spanned="3" office:value-type="string">
            <text:p text:style-name="P7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B7" table:number-columns-spanned="3" office:value-type="string">
            <text:p text:style-name="P17">Suite production d'écrits : CP par groupes avec adultes</text:p>
            <text:p text:style-name="P17">CE1 et CE2 : la suite</text:p>
          </table:table-cell>
          <table:covered-table-cell/>
          <table:covered-table-cell/>
        </table:table-row>
      </table:table>
      <text:p text:style-name="Standard"/>
      <text:p text:style-name="Standard">Vendredi : </text:p>
      <text:p text:style-name="Standard">Matin : lecture d'albums de la Moufle autres versions : coller traces écrites dans cahier littérature</text:p>
      <text:p text:style-name="Standard">séance EMC : cf guide acces, ranger trace écrite « pourquoi être gentil ? »</text:p>
      <text:p text:style-name="Standard">A-M : anniversaire puis carnav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6T11:06:56.51</meta:creation-date>
    <meta:editing-duration>P3DT6H46M5S</meta:editing-duration>
    <meta:editing-cycles>18</meta:editing-cycles>
    <meta:generator>OpenOffice/4.1.6$Win32 OpenOffice.org_project/416m1$Build-9790</meta:generator>
    <dc:date>2019-02-13T11:05:38.13</dc:date>
    <meta:print-date>2018-10-12T16:53:56.393000000</meta:print-date>
    <dc:creator>Sabrina Agnellini</dc:creator>
    <meta:document-statistic meta:table-count="2" meta:image-count="0" meta:object-count="0" meta:page-count="1" meta:paragraph-count="49" meta:word-count="207" meta:character-count="1173"/>
  </office:meta>
</office:document-meta>
</file>